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569cm"/>
    </style:style>
    <style:style style:name="co2" style:family="table-column">
      <style:table-column-properties fo:break-before="auto" style:column-width="3.037cm"/>
    </style:style>
    <style:style style:name="co3" style:family="table-column">
      <style:table-column-properties fo:break-before="auto" style:column-width="4.075cm"/>
    </style:style>
    <style:style style:name="co4" style:family="table-column">
      <style:table-column-properties fo:break-before="auto" style:column-width="4.064cm"/>
    </style:style>
    <style:style style:name="co5" style:family="table-column">
      <style:table-column-properties fo:break-before="auto" style:column-width="4.978cm"/>
    </style:style>
    <style:style style:name="co6" style:family="table-column">
      <style:table-column-properties fo:break-before="auto" style:column-width="1.436cm"/>
    </style:style>
    <style:style style:name="co7" style:family="table-column">
      <style:table-column-properties fo:break-before="auto" style:column-width="3.247cm"/>
    </style:style>
    <style:style style:name="co8" style:family="table-column">
      <style:table-column-properties fo:break-before="auto" style:column-width="2.436cm"/>
    </style:style>
    <style:style style:name="co9" style:family="table-column">
      <style:table-column-properties fo:break-before="auto" style:column-width="1.877cm"/>
    </style:style>
    <style:style style:name="co10" style:family="table-column">
      <style:table-column-properties fo:break-before="auto" style:column-width="3.542cm"/>
    </style:style>
    <style:style style:name="co11" style:family="table-column">
      <style:table-column-properties fo:break-before="auto" style:column-width="1.09cm"/>
    </style:style>
    <style:style style:name="co12" style:family="table-column">
      <style:table-column-properties fo:break-before="auto" style:column-width="2.28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</style:style>
    <style:style style:name="ce5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leau_final_excel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row table:style-name="ro1">
          <table:table-cell table:style-name="ce1" office:value-type="string" calcext:value-type="string">
            <text:p>id_salarié</text:p>
          </table:table-cell>
          <table:table-cell table:style-name="ce1" office:value-type="string" calcext:value-type="string">
            <text:p>Service</text:p>
          </table:table-cell>
          <table:table-cell table:style-name="ce1" office:value-type="string" calcext:value-type="string">
            <text:p>Work_accident</text:p>
          </table:table-cell>
          <table:table-cell table:style-name="ce1" office:value-type="string" calcext:value-type="string">
            <text:p>Niveau de satisfaction</text:p>
          </table:table-cell>
          <table:table-cell table:style-name="ce1" office:value-type="string" calcext:value-type="string">
            <text:p>Ancienneté_par_tranche</text:p>
          </table:table-cell>
          <table:table-cell table:style-name="ce1" office:value-type="string" calcext:value-type="string">
            <text:p>Contrat</text:p>
          </table:table-cell>
          <table:table-cell table:style-name="ce1" office:value-type="string" calcext:value-type="string">
            <text:p>Durée hebdo</text:p>
          </table:table-cell>
          <table:table-cell table:style-name="ce1" office:value-type="string" calcext:value-type="string">
            <text:p>Augmentation</text:p>
          </table:table-cell>
          <table:table-cell table:style-name="ce1" office:value-type="string" calcext:value-type="string">
            <text:p>Promotion</text:p>
          </table:table-cell>
          <table:table-cell table:style-name="ce1" office:value-type="string" calcext:value-type="string">
            <text:p>salaire_total </text:p>
          </table:table-cell>
          <table:table-cell table:style-name="ce1" office:value-type="string" calcext:value-type="string">
            <text:p>Sexe</text:p>
          </table:table-cell>
          <table:table-cell table:style-name="ce1" office:value-type="string" calcext:value-type="string">
            <text:p>Age </text:p>
          </table:table-cell>
        </table:table-row>
        <table:table-row table:style-name="ro1">
          <table:table-cell table:style-name="ce2" office:value-type="string" calcext:value-type="string">
            <text:p>811758b8a64c5d33359791f5807702c94ea95c7d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11014,12257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0e6e0d7d3f53807d919da964824854f0fdca7b86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4799,6042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e696bce09b90a7b41d199fc931d455120b749be4</text:p>
          </table:table-cell>
          <table:table-cell table:style-name="ce2" office:value-type="string" calcext:value-type="string">
            <text:p>RH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3556,4799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3c616a0444d9b987a3c486cd78b4c849d436aefb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[1070,2313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4481354f9fd8e9c275bbcf0bec2fd166f54145b3</text:p>
          </table:table-cell>
          <table:table-cell table:style-name="ce2" office:value-type="string" calcext:value-type="string">
            <text:p>R&amp;D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D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313,3556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0c0cd542f0bbe3bbe9b6b701415dc12abd5b9de4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7285,8528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46bc7979298bfbf5872061f92df1da886b934600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12257,13500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7497ede145f49631d58c394d921b13f3e6b4b09d</text:p>
          </table:table-cell>
          <table:table-cell table:style-name="ce2" office:value-type="string" calcext:value-type="string">
            <text:p>RH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3556,4799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89b1346f213c52e8f6ecb98b7270f5f59204f266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7285,8528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6336923ff7e8506559041907acedfbc89e539522</text:p>
          </table:table-cell>
          <table:table-cell table:style-name="ce2" office:value-type="string" calcext:value-type="string">
            <text:p>Compta Finances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3556,4799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63e16332d2f41c4ddc7a7f9b11a34d60e226ba80</text:p>
          </table:table-cell>
          <table:table-cell table:style-name="ce2" office:value-type="string" calcext:value-type="string">
            <text:p>RH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4799,6042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2f4f25d1c501ab0c08f7039b6752824c7c5c50d3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7285,8528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0decdd43a7ff6774cbb2e54f9e8dc3d7cfdc3fe7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6042,7285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a047b47c0bbf3c09786ec1b56d03d309fa0b262f</text:p>
          </table:table-cell>
          <table:table-cell table:style-name="ce2" office:value-type="string" calcext:value-type="string">
            <text:p>R&amp;D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8528,9771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91ea7c0090e0ee569e36c75f29919b620d92afdc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7285,8528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9c38524042ff383553be402f8428a0b3a1b45d00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6042,7285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c4a579a77e625e475580ad06b7ee6486358efc92</text:p>
          </table:table-cell>
          <table:table-cell table:style-name="ce2" office:value-type="string" calcext:value-type="string">
            <text:p>R&amp;D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8528,9771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6ca6bc7c13711f0584bdecb9c374166c15d37020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2313,3556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845bb1dad1026bd369bb74303dab74da6c02d563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313,3556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2cf4c4d9719d40e92d3cc2871c5990f6dfb222ed</text:p>
          </table:table-cell>
          <table:table-cell table:style-name="ce2" office:value-type="string" calcext:value-type="string">
            <text:p>Compta Finances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8528,9771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0cc2254827f001eaef166a98a760cd2ae2b42be8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6042,7285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a7494236d5b0bcca1dfd7bb5f5cefbbea233ad0b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313,3556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f2971ae63fa731e649d5a24e6b8849c17dc832b0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3556,4799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e93f7d3e1ec59c44b8dc4306890f633577d45a97</text:p>
          </table:table-cell>
          <table:table-cell table:style-name="ce2" office:value-type="string" calcext:value-type="string">
            <text:p>R&amp;D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9771,11014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41e5353b87fbe445557e8cf48686ad9c3a798e93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8528,9771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ae781d114d9242306b1da8dc0b26f700368407cd</text:p>
          </table:table-cell>
          <table:table-cell table:style-name="ce2" office:value-type="string" calcext:value-type="string">
            <text:p>Compta Finances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2313,3556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ab8368f721ad84cd93286edc8ab6f422201d939d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D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313,3556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03350ebedbfa58723480c3abeeb07d3ae0ed538a</text:p>
          </table:table-cell>
          <table:table-cell table:style-name="ce2" office:value-type="string" calcext:value-type="string">
            <text:p>RH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313,3556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22c06ca054b19d97ca93b7d5ce8090e29ce9ffbf</text:p>
          </table:table-cell>
          <table:table-cell table:style-name="ce2" office:value-type="string" calcext:value-type="string">
            <text:p>RH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3556,4799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04050c29c9bbb364ca330e17861939b9df981331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[1070,2313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2049f7a53c5685dfd5e4765ad2ad87c8505396dc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2313,3556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08d909fa8a5de163c7f25e05e5226f126513e972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6042,7285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b7fd3cd7d77f7ba4a217d3ff95705c9b111ac05d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3556,4799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5f69d03880ee16354a109f73f49d85251c898560</text:p>
          </table:table-cell>
          <table:table-cell table:style-name="ce2" office:value-type="string" calcext:value-type="string">
            <text:p>RH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3556,4799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6e811c6ac78a85a3fb54b02e4e6d94a2c0f1961f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3556,4799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69be85fe443edae5ee59c241997e5cd00b26b567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[1070,2313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4f174cc895279db1f7b4da9a8d2920bc061f8638</text:p>
          </table:table-cell>
          <table:table-cell table:style-name="ce2" office:value-type="string" calcext:value-type="string">
            <text:p>RH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4799,6042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f8f6d0cfed9632005bedbfb3e017ae2384e209a1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8528,9771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0f353d207aff4d1bce6d124c3cb8b31bb08d14d4</text:p>
          </table:table-cell>
          <table:table-cell table:style-name="ce2" office:value-type="string" calcext:value-type="string">
            <text:p>Compta Finances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8528,9771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a098321d8315fd47d329cb562deff0849f1172bc</text:p>
          </table:table-cell>
          <table:table-cell table:style-name="ce2" office:value-type="string" calcext:value-type="string">
            <text:p>RH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7285,8528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a8fe208488cda8e35e6aa9b84eff1aaeaa52360b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11014,12257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3c17ab8a3ba82c8165e22cbc54713bc0ae0708b9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313,3556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bca12d9ef45fe2c229b0f3c5bb67aa95f434ed18</text:p>
          </table:table-cell>
          <table:table-cell table:style-name="ce2" office:value-type="string" calcext:value-type="string">
            <text:p>Compta Finances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11014,12257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d915d9315f58d7cce65a30a07b9763a367a2f0f1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[1070,2313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0b8c44f1d3c43e63982498989c4bb66fcf113b74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6042,7285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c204178ecb020f0c5fc187e607594259d58ad1bc</text:p>
          </table:table-cell>
          <table:table-cell table:style-name="ce2" office:value-type="string" calcext:value-type="string">
            <text:p>Compta Finances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3556,4799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a778162639e04a44a9007817cf32f34ecfb15c90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D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313,3556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09f8b8d46df83ba96330197afec44c5c222bddad</text:p>
          </table:table-cell>
          <table:table-cell table:style-name="ce2" office:value-type="string" calcext:value-type="string">
            <text:p>RH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4799,6042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9089d162e94d26c58601633d60cd7eb2a8324bcc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D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[1070,2313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fd20a9acaf5e5781346a4bf94ed7b77b8e1ad4ec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[1070,2313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0855937ad5b985fc3a6a661126c705b263717c51</text:p>
          </table:table-cell>
          <table:table-cell table:style-name="ce2" office:value-type="string" calcext:value-type="string">
            <text:p>R&amp;D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9771,11014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877c7d9879d27aeb2a1f7b2f5fc44d250152455c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7285,8528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6281fb3acdd349262704a0017a94eab31ca0266b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D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313,3556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cb992e35ae47ea23441b8aa110f77005468d1356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3556,4799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426f3e4bc8b687d86a5a2c915b64b8376921b318</text:p>
          </table:table-cell>
          <table:table-cell table:style-name="ce2" office:value-type="string" calcext:value-type="string">
            <text:p>Compta Finances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[1070,2313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b6330617fd4b1a5f11aadc1f20155ec47e65d868</text:p>
          </table:table-cell>
          <table:table-cell table:style-name="ce2" office:value-type="string" calcext:value-type="string">
            <text:p>R&amp;D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7285,8528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a8e3134f39d870defe5a544afedf13fd4bdf5875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D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313,3556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912521facf4439534b14b8d5aba2d4958d5c0727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9771,11014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af35509bdcc338b3b31eb15c1ba95915d125cb85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[1070,2313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a4505d442dc4530652f383e2c3f66b1d9ba71a68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6042,7285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1d905744fa5e70eaeb11811e2b7ea1a666620a7e</text:p>
          </table:table-cell>
          <table:table-cell table:style-name="ce2" office:value-type="string" calcext:value-type="string">
            <text:p>Compta Finances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[1070,2313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0a3202f86b598ba7b8834268c364cea04dc4cdba</text:p>
          </table:table-cell>
          <table:table-cell table:style-name="ce2" office:value-type="string" calcext:value-type="string">
            <text:p>Compta Finances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8528,9771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13fae8706e8258f622162ac892dcbd879a92c24d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9771,11014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d8973a599142fe99a71edbf01a736899fe147d06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6042,7285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3235d9fe7ef34b1bc7f2625fde4a2568e978fceb</text:p>
          </table:table-cell>
          <table:table-cell table:style-name="ce2" office:value-type="string" calcext:value-type="string">
            <text:p>RH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6042,7285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3e0eadb92e6ffd4d1f3d6259a7c6d079f9635f13</text:p>
          </table:table-cell>
          <table:table-cell table:style-name="ce2" office:value-type="string" calcext:value-type="string">
            <text:p>RH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9771,11014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33164658b3f46693e88a964ec5cf3b7f893fc9e4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D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3556,4799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9e7462f209ac48028ff4e70bdde9c11321b4c6c0</text:p>
          </table:table-cell>
          <table:table-cell table:style-name="ce2" office:value-type="string" calcext:value-type="string">
            <text:p>RH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7285,8528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86a288a463be3533928a7b16d49dbb434c0d8189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D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313,3556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669e8cb6f54449a5848e5309f8048c75ca26979b</text:p>
          </table:table-cell>
          <table:table-cell table:style-name="ce2" office:value-type="string" calcext:value-type="string">
            <text:p>Compta Finances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9771,11014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717c1bdcfd55cf737df88987c185b766ff334b07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8528,9771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a0515dd486c11cfc927f5498d7cdf65e9a1daec4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2313,3556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07954e4d001c9a2e873c690b4450914b645bf55e</text:p>
          </table:table-cell>
          <table:table-cell table:style-name="ce2" office:value-type="string" calcext:value-type="string">
            <text:p>R&amp;D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9771,11014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a2221806d8c3cb7b970dfc075d17bb14ab4ebb7c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2313,3556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eab1bfab18938aea89f64aeae38809f62aae8ad0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9771,11014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6b163bb4b21b0495a00b4fee238de4ddc3997475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9771,11014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74d3dd1e5ccc58cd1cb3b192bd8b17a0be0aab46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6042,7285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d4d9d669c6d726a54c4acd4cb468c8970b185041</text:p>
          </table:table-cell>
          <table:table-cell table:style-name="ce2" office:value-type="string" calcext:value-type="string">
            <text:p>RH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8528,9771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c66ee35db838221e27e02a7b99a210c3d9227af8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313,3556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e8b5f8bac327f30ac5a33e16301db8999a532183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3556,4799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75c09ab577c6f48bb68ecb372108f66ac2136e6d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2313,3556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42b588ad9399228c859d5e4e2286d90d3e64e050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8528,9771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61457fdc79b35b3b646a4727e4e33c9c7a99d72c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D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3556,4799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97d3e5aff2f3407521ff7de5a13e67299d546af8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[1070,2313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37d6c5f2114e519bf9e9d5a2ed36ca992f8dd38d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3556,4799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445d37387950aaf0aea717dc2391d4f7c21c5dfc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7285,8528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050232c95613fd4ddb0362ceb7f8b6d3a60948c7</text:p>
          </table:table-cell>
          <table:table-cell table:style-name="ce2" office:value-type="string" calcext:value-type="string">
            <text:p>Compta Finances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D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3556,4799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44af6d685d1140820623e25d0c771e6c1e2f4f56</text:p>
          </table:table-cell>
          <table:table-cell table:style-name="ce2" office:value-type="string" calcext:value-type="string">
            <text:p>RH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3556,4799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a064897ef9e85eb5a99c9bd288b6ef51ad4dea13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4799,6042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0a6c59072193f281e407393c68672490a36ad8cc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6042,7285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1fadb8ae5e3229bfdc10f000d24929b7350dcc71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3556,4799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e4759ebd62e3d78ec88ec91a526d113cba720bde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7285,8528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64fd2a63a3d1fefe41e46cb3876fb2e28e1d731c</text:p>
          </table:table-cell>
          <table:table-cell table:style-name="ce2" office:value-type="string" calcext:value-type="string">
            <text:p>RH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3556,4799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364d51982f1f73d34266c1c021e0502e1b88c3b2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[1070,2313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d9cc010eeaf5c8d38c2fd17a8b5e2f54727409d8</text:p>
          </table:table-cell>
          <table:table-cell table:style-name="ce2" office:value-type="string" calcext:value-type="string">
            <text:p>RH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8528,9771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9441731ce414525140c5515cd96822ae9ead6476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3556,4799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ea25c368fa6c6f319f6463554dcd957da7cbd98d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7285,8528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f4290cce265eac9ee84f55d247ae9a94018035cd</text:p>
          </table:table-cell>
          <table:table-cell table:style-name="ce2" office:value-type="string" calcext:value-type="string">
            <text:p>Compta Finances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[1070,2313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5b1aaaac4ab75624ac002712a53843fa65b6519d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7285,8528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2e36873ecc152e4ab6eaef0b10a100bd7ef94657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4799,6042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ae1b70d7c748c1692955b7636f69c6376f109983</text:p>
          </table:table-cell>
          <table:table-cell table:style-name="ce2" office:value-type="string" calcext:value-type="string">
            <text:p>RH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4799,6042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e4ed539fd0a4126e2b3e7000bd260f98c41b87d6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4799,6042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b3a82d34f05eb742153e786a5c80adb98375865c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3556,4799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5eadcd3aee2ac1d1f7a23bb2fdd2ca6681a6406c</text:p>
          </table:table-cell>
          <table:table-cell table:style-name="ce2" office:value-type="string" calcext:value-type="string">
            <text:p>Compta Finances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[1070,2313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1417dd9a893f226d5f91537787d64157e0a17dd7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9771,11014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e295ad0d1f56773bf81213a34e82ff5eed44ad0f</text:p>
          </table:table-cell>
          <table:table-cell table:style-name="ce2" office:value-type="string" calcext:value-type="string">
            <text:p>Compta Finances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8528,9771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ba1b7e3a60dc0fd3516cdf3fc8f3b92b1e66ddad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4799,6042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ed7f6abb9c02868f33cf6f934668d0809cacc7dd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12257,13500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81b3cb76e92948d9f99114e1d77c41c1edaa535c</text:p>
          </table:table-cell>
          <table:table-cell table:style-name="ce2" office:value-type="string" calcext:value-type="string">
            <text:p>Compta Finances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3556,4799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26bfc74f003533f8cb203a2e51367166bb0c7a66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313,3556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f63fdaa099e8e0353ff2ceccfaa67c6ef287b271</text:p>
          </table:table-cell>
          <table:table-cell table:style-name="ce2" office:value-type="string" calcext:value-type="string">
            <text:p>RH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8528,9771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8b491d0171ce8a400f24ebe1a6cf1cc8553db388</text:p>
          </table:table-cell>
          <table:table-cell table:style-name="ce2" office:value-type="string" calcext:value-type="string">
            <text:p>Compta Finances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4799,6042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37b38cf3387add6444c502c990d58beb119bcf33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7285,8528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74b33c60c284b569de6163d885ad9d3adb80c656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[1070,2313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ba4a4c1d30ce0b1eab0d29bc0c85c1494e3059e8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6042,7285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0abcb6d2c1de190bce865cf515038291e76dd8ed</text:p>
          </table:table-cell>
          <table:table-cell table:style-name="ce2" office:value-type="string" calcext:value-type="string">
            <text:p>R&amp;D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8528,9771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0804dcb5c8e6ff6f8b9c82117310688f4f51f861</text:p>
          </table:table-cell>
          <table:table-cell table:style-name="ce2" office:value-type="string" calcext:value-type="string">
            <text:p>Compta Finances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11014,12257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aeb06899c8cf05bf1f39522fdae2b2f49ed25982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8528,9771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01216448b90584496816c94517a0158caf41b863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9771,11014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9c86667efed1bd1a84b1a51c277d83f39b1d94aa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4799,6042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a50035e0333166af0a212d447a0dacc99a4457fb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12257,13500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23aedb5001a50cedf383d79bcb3ea09c217d441b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313,3556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1e4015043c4d4d62843e61e0d91a349d6a5ef831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7285,8528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6130dc3da07697c023aaa6dae5cb5a997e0bc09d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4799,6042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5f2afb38b5579e82ece08797e0a8d6e810295514</text:p>
          </table:table-cell>
          <table:table-cell table:style-name="ce2" office:value-type="string" calcext:value-type="string">
            <text:p>RH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12257,13500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e953aeb7aa78a77a3f74df2a9c8d162753936f65</text:p>
          </table:table-cell>
          <table:table-cell table:style-name="ce2" office:value-type="string" calcext:value-type="string">
            <text:p>Compta Finances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D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313,3556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086a5370390895e0d5337ee83eb939dfe8bdb667</text:p>
          </table:table-cell>
          <table:table-cell table:style-name="ce2" office:value-type="string" calcext:value-type="string">
            <text:p>Compta Finances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4799,6042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e20af5d8dbe366f09e8294cea082307b4d0d5bec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8528,9771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ef8e7fd1ae27d160e04574e2d80561e0fc0c820e</text:p>
          </table:table-cell>
          <table:table-cell table:style-name="ce2" office:value-type="string" calcext:value-type="string">
            <text:p>R&amp;D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4799,6042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bcd08838cbae3620aaefd95afb3553d651f434d5</text:p>
          </table:table-cell>
          <table:table-cell table:style-name="ce2" office:value-type="string" calcext:value-type="string">
            <text:p>RH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4799,6042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60795eab5ed5cb541336ff7a4634581450ce2764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7285,8528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acbbfb05b177e3c43ce6578ae0aa4a7ff5407128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7285,8528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b40d5c7bd7fc6f42c3e5eb446567b773c4124e49</text:p>
          </table:table-cell>
          <table:table-cell table:style-name="ce2" office:value-type="string" calcext:value-type="string">
            <text:p>RH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11014,12257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038e5c1acab5bd659a2a906d8bfc3fe4b7425699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7285,8528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36c4643bae79f331cc5e3157ad2898f1a3f253fb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6042,7285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66061a18d3631fd37b8b7b7dfc090ac5975ae6d2</text:p>
          </table:table-cell>
          <table:table-cell table:style-name="ce2" office:value-type="string" calcext:value-type="string">
            <text:p>Compta Finances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12257,13500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73c34cc66477acc57bc4e4bb17fc3ad419806da9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4799,6042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eaa1c4451c9e5526de39b5235aab772f4e753dde</text:p>
          </table:table-cell>
          <table:table-cell table:style-name="ce2" office:value-type="string" calcext:value-type="string">
            <text:p>Compta Finances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[1070,2313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22538f268249e8008fb5c9fb3b52e9f0b1d6e928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[1070,2313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085f0940670de4239a5fec02c0e72cee795a80d1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9771,11014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6265e880f830de3943f7221f4af3f93a6d88ab5b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4799,6042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986552013e9c1d48a96144f1d4c7c513b8075e4c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8528,9771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1924dcf6f56504eac38a1da6360b501fbd8d0397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D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3556,4799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53620889264de04e3d85f9d26cffac320410ef00</text:p>
          </table:table-cell>
          <table:table-cell table:style-name="ce2" office:value-type="string" calcext:value-type="string">
            <text:p>RH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4799,6042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375fb5da7fd3804b84c83c791962029cafe0f57f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D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313,3556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3810fa4bdea60b870f1801a27cdbdfbeb2e615a3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3556,4799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aeba686208e38e191adb5061268e1fe9459ab754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4799,6042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2251ced9081e0e303eaef70e191142e80871afd8</text:p>
          </table:table-cell>
          <table:table-cell table:style-name="ce2" office:value-type="string" calcext:value-type="string">
            <text:p>RH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9771,11014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a46aeb6c1a877b60e0393852ce21f2a48c189262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4799,6042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ac066c2eef82e2c1111a437716bcc95acbe0179f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4799,6042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cabb8006f05cf96fd71db389be36c491b4dd36e3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3556,4799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aee0e31dcd39f38772da889622443ab303d83da0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7285,8528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20bcfa233485672a641c426382cd1bf47fccb85d</text:p>
          </table:table-cell>
          <table:table-cell table:style-name="ce2" office:value-type="string" calcext:value-type="string">
            <text:p>Compta Finances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11014,12257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49d3bc25766ff6e884452a1284dfb12eacb9beba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2313,3556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b3c3bf5efa68857ec60e575de2a4080efebed40d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4799,6042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e50c993fe28b01d18e2439b7c67bc10cce79073b</text:p>
          </table:table-cell>
          <table:table-cell table:style-name="ce2" office:value-type="string" calcext:value-type="string">
            <text:p>RH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9771,11014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e305180c3e99ea2ddaa0a85b297a237cd2154649</text:p>
          </table:table-cell>
          <table:table-cell table:style-name="ce2" office:value-type="string" calcext:value-type="string">
            <text:p>RH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3556,4799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fc25bbe6493b5c70ae85d408b60c7c239c69a510</text:p>
          </table:table-cell>
          <table:table-cell table:style-name="ce2" office:value-type="string" calcext:value-type="string">
            <text:p>RH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4799,6042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cf28a3c0b92469160bcb509ca1bad7e812aea5bb</text:p>
          </table:table-cell>
          <table:table-cell table:style-name="ce2" office:value-type="string" calcext:value-type="string">
            <text:p>Compta Finances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8528,9771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d39ab68f06c0867b19a414e60d313d3c8c8bb9c7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4799,6042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a7d582f4e1becb2e67db11fe2b14c1c0f7b1f8ce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9771,11014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e050acc98a1e9dd833fea1325c7d7845db2557a6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7285,8528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917e0efc513eef055cc8f1b81c56f3b682c0a471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3556,4799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95fa3e7813a630bc53db9cecf8afae3cdbf2c5ae</text:p>
          </table:table-cell>
          <table:table-cell table:style-name="ce2" office:value-type="string" calcext:value-type="string">
            <text:p>RH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6042,7285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28f230b77d01ac6dc583c8893add5548f654fd13</text:p>
          </table:table-cell>
          <table:table-cell table:style-name="ce2" office:value-type="string" calcext:value-type="string">
            <text:p>RH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3556,4799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1453cdc66aac2be50b353b2b209afbae014f263c</text:p>
          </table:table-cell>
          <table:table-cell table:style-name="ce2" office:value-type="string" calcext:value-type="string">
            <text:p>RH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2313,3556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958d337ec0fef9bd833f5b42dc95c60891323081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4799,6042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6c463ecf002b9814b16ec62a65db6b707d917d32</text:p>
          </table:table-cell>
          <table:table-cell table:style-name="ce2" office:value-type="string" calcext:value-type="string">
            <text:p>R&amp;D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7285,8528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044decd4679e5c7160454f86e30b620a29a4287c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9771,11014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c29caa9e2e4be93b0df535fa3cb970034461b369</text:p>
          </table:table-cell>
          <table:table-cell table:style-name="ce2" office:value-type="string" calcext:value-type="string">
            <text:p>Compta Finances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313,3556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c3b8fc944039056fe47da1ff42f6e6208560bd36</text:p>
          </table:table-cell>
          <table:table-cell table:style-name="ce2" office:value-type="string" calcext:value-type="string">
            <text:p>Compta Finances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4799,6042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84dc54daf42227c1b2e77abda851ab4ad9613645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3556,4799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b0695196c7597b9a71a08767d0cc2f6c714404c5</text:p>
          </table:table-cell>
          <table:table-cell table:style-name="ce2" office:value-type="string" calcext:value-type="string">
            <text:p>Compta Finances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[1070,2313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ad3fe7ca5c6117bf157e91e98e57be0135ef6e25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313,3556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000ba0e09ab8e60adca7c60435b1ad78b616ef01</text:p>
          </table:table-cell>
          <table:table-cell table:style-name="ce2" office:value-type="string" calcext:value-type="string">
            <text:p>R&amp;D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6042,7285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df767b02cf93728710d0fe84c610796ff83abf9d</text:p>
          </table:table-cell>
          <table:table-cell table:style-name="ce2" office:value-type="string" calcext:value-type="string">
            <text:p>Compta Finances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6042,7285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52e253da443a3c81d804774658e6b131fdcd76b7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4799,6042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058f7eb2a0faa5717a925ec338dfabdce2353cb6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7285,8528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21e5a1d5bd7e758346289e635b3a366c6d5c6416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11014,12257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9c06ea7788544961f4660c904cfd0adc563dd751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313,3556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162ca0d6796781c80399eba19a5039a3b244cbca</text:p>
          </table:table-cell>
          <table:table-cell table:style-name="ce2" office:value-type="string" calcext:value-type="string">
            <text:p>RH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6042,7285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4b678c451338cb6fb02150ee3c0fef3eb94517bb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8528,9771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9fd6b7ce316711bcf1ec4f2bddef49ea27c48ae3</text:p>
          </table:table-cell>
          <table:table-cell table:style-name="ce2" office:value-type="string" calcext:value-type="string">
            <text:p>R&amp;D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3556,4799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cee55281c2f90d3d2f169e2cc1bdd788e911b42d</text:p>
          </table:table-cell>
          <table:table-cell table:style-name="ce2" office:value-type="string" calcext:value-type="string">
            <text:p>RH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7285,8528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e785d5ab6fed0053dacc9de5cb0ee50bdbbd41c2</text:p>
          </table:table-cell>
          <table:table-cell table:style-name="ce2" office:value-type="string" calcext:value-type="string">
            <text:p>Compta Finances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4799,6042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52668cf2f047541b330fdc599209b470f5539ace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12257,13500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e45bc5466b4a64944888863a79d2c75a77cba437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4799,6042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e1511ef125591a0fe09f7303956543d3de924c7f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D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313,3556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aeb27c6c76b86ecbf809d035114599328be83068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7285,8528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00aaec838e522856a8164f3bb385c584ff732236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313,3556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07da4e505a95a48c9dea9f4a2575010bde38f8e2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2313,3556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136461a32f311b660951dc7718c0d33f92e56620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8528,9771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0e722f217287424dc3beb567768a63893a74a882</text:p>
          </table:table-cell>
          <table:table-cell table:style-name="ce2" office:value-type="string" calcext:value-type="string">
            <text:p>R&amp;D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9771,11014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7477f7f0931185c06eed830dd0c224e5374263cf</text:p>
          </table:table-cell>
          <table:table-cell table:style-name="ce2" office:value-type="string" calcext:value-type="string">
            <text:p>Compta Finances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7285,8528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ad3d1c04c3f3357c2f47eda2f0ba7645a5db3bf7</text:p>
          </table:table-cell>
          <table:table-cell table:style-name="ce2" office:value-type="string" calcext:value-type="string">
            <text:p>RH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6042,7285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75a8f65f7bc6b839fcb6fea72fd403693c5d0e0a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[1070,2313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57e40662191617f103f6abb31f335f8ea9d42bb6</text:p>
          </table:table-cell>
          <table:table-cell table:style-name="ce2" office:value-type="string" calcext:value-type="string">
            <text:p>R&amp;D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4799,6042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ce2020c167357b14d993d0f91edee2d1328c5b2b</text:p>
          </table:table-cell>
          <table:table-cell table:style-name="ce2" office:value-type="string" calcext:value-type="string">
            <text:p>Compta Finances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9771,11014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91482e3fb3697de7b457e3020cb722f2fcddccba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4799,6042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432e08f25276dc31f0c1fc8aa461d2c2ad976c29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8528,9771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2cd06d4d583deceb42a441d43343e6fdc68a8b85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313,3556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492679caaa24d7e8199a7cc3ae8d72dc9237e3d3</text:p>
          </table:table-cell>
          <table:table-cell table:style-name="ce2" office:value-type="string" calcext:value-type="string">
            <text:p>RH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11014,12257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bad0e2a35ae1adc0dfce780154fed6ed505d635e</text:p>
          </table:table-cell>
          <table:table-cell table:style-name="ce2" office:value-type="string" calcext:value-type="string">
            <text:p>RH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11014,12257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ce750a9769a63643fdeb0430bae7b996a602b86a</text:p>
          </table:table-cell>
          <table:table-cell table:style-name="ce2" office:value-type="string" calcext:value-type="string">
            <text:p>Compta Finances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3556,4799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6735d2c6bd3b6d1e36df18fea707819496d8b9ac</text:p>
          </table:table-cell>
          <table:table-cell table:style-name="ce2" office:value-type="string" calcext:value-type="string">
            <text:p>Compta Finances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3556,4799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cddd4be9f73ca2f8791cb894647bc2f622d86506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8528,9771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91462362c116f7c26d4486091becf74c11b299fe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[1070,2313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e4db184f6fc9893be1f42949a34376c045058f66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6042,7285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ce4d2f3e490022e336c3b36d96258494531fecf6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4799,6042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5768bf434f2d5f0ab0024085c1242ad554d170ba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6042,7285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a02f8ffebbc0af216e75db45ef604ed77a0e9749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3556,4799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3e4277a79c0a9570a02c10b67a294b513d2e7248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7285,8528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04043fa240daaeaac4c56f656c45b124821816eb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313,3556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42dbd5c6187b8cfbb6a51ca5903a8e976d50fb66</text:p>
          </table:table-cell>
          <table:table-cell table:style-name="ce2" office:value-type="string" calcext:value-type="string">
            <text:p>RH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2313,3556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774c7848c28d91a8e17bc838a7ad6b1a9f442777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313,3556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13f62d1f0e2294941f66cb57f7d39ba59553050c</text:p>
          </table:table-cell>
          <table:table-cell table:style-name="ce2" office:value-type="string" calcext:value-type="string">
            <text:p>Compta Finances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8528,9771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536e1dfd494cf2f001f7f2365c52d7c2d00b17b2</text:p>
          </table:table-cell>
          <table:table-cell table:style-name="ce2" office:value-type="string" calcext:value-type="string">
            <text:p>R&amp;D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6042,7285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13de4b211bc2e0b60d10efa995f46c3061f47125</text:p>
          </table:table-cell>
          <table:table-cell table:style-name="ce2" office:value-type="string" calcext:value-type="string">
            <text:p>RH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3556,4799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f966b8bfe74499d8ff8e8ebfdac126f961cbddd5</text:p>
          </table:table-cell>
          <table:table-cell table:style-name="ce2" office:value-type="string" calcext:value-type="string">
            <text:p>Compta Finances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6042,7285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7d3ca4eba3302948e4d20b98e2074756d85cf733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313,3556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6997b5df99cfff2c27161c30b31735755d0413c6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6042,7285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a69de0e534fef917c1e3e7228fe8afab3cf86b35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6042,7285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d1bb76a3e508b1d0d4f59c161165c0c8d0dc8454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6042,7285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37e25af6115c66e90c355d6e59987926466d6983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6042,7285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fc93c4e4d7daec0af560a56dd4d664f3cba86958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11014,12257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08a52c7ef3871ae4700ad6d409e23d1677a45b16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11014,12257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ec9b75327b793f0033605653d79ac56fe04f7a5f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6042,7285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e310358a07111c00dfabef66c68a8e5b677b5ac9</text:p>
          </table:table-cell>
          <table:table-cell table:style-name="ce2" office:value-type="string" calcext:value-type="string">
            <text:p>Compta Finances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9771,11014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77efc9ce70df06f93a305287900cf8ae47742fec</text:p>
          </table:table-cell>
          <table:table-cell table:style-name="ce2" office:value-type="string" calcext:value-type="string">
            <text:p>Compta Finances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3556,4799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1a474c2c7b7f7fdd242f481e210db094b8e08843</text:p>
          </table:table-cell>
          <table:table-cell table:style-name="ce2" office:value-type="string" calcext:value-type="string">
            <text:p>Compta Finances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6042,7285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88acffce4775f90269b075d5b9ce108b4f521710</text:p>
          </table:table-cell>
          <table:table-cell table:style-name="ce2" office:value-type="string" calcext:value-type="string">
            <text:p>RH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9771,11014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9c44e3f8683c318e8a9baf96b005c1667b45dac2</text:p>
          </table:table-cell>
          <table:table-cell table:style-name="ce2" office:value-type="string" calcext:value-type="string">
            <text:p>RH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8528,9771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aba32cd03bb9a302d554d5474e01ff09b934de5f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D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[1070,2313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d0bb52ca7e9f04eb77579e62b0f74c39f2ed64da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8528,9771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d627168071c8645d44374acfbbd0761f100deec6</text:p>
          </table:table-cell>
          <table:table-cell table:style-name="ce2" office:value-type="string" calcext:value-type="string">
            <text:p>RH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2313,3556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cec0019dbfb2dd392dca965ea6f9552c1179cd67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3556,4799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2d5f2272ea3a2856e1c5df5c32ea958c665a52ba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9771,11014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0580dbdb84e4f5449131f16753ca6590afb51deb</text:p>
          </table:table-cell>
          <table:table-cell table:style-name="ce2" office:value-type="string" calcext:value-type="string">
            <text:p>Compta Finances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D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[1070,2313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5f7ddd47b85ad8745b73111a86626fbe3db3eaeb</text:p>
          </table:table-cell>
          <table:table-cell table:style-name="ce2" office:value-type="string" calcext:value-type="string">
            <text:p>Compta Finances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8528,9771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12a19649c8564e9d21bf98e032d414577b6e166e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2313,3556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459c33d28b3c512ece2bfa24b8b213890b9ce5b2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9771,11014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a7fac66524d6026784cc9ba928eb68c586c9490a</text:p>
          </table:table-cell>
          <table:table-cell table:style-name="ce2" office:value-type="string" calcext:value-type="string">
            <text:p>Compta Finances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313,3556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41b4963761ea5781c240ad00077d3469b1efb224</text:p>
          </table:table-cell>
          <table:table-cell table:style-name="ce2" office:value-type="string" calcext:value-type="string">
            <text:p>RH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7285,8528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e13bf7681d5ba2f23d63dd3f2900d04e1e0bf05f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6042,7285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2f2ad475c387b03422bfc067b1a304109dbee3e3</text:p>
          </table:table-cell>
          <table:table-cell table:style-name="ce2" office:value-type="string" calcext:value-type="string">
            <text:p>RH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3556,4799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2" office:value-type="string" calcext:value-type="string">
            <text:p>5877e88817731c71242ec764f9467cb0aacf00cd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11014,12257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f5c0ed37777901630abd665078a43ff8b99a1592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(19,25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4799,6042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9126f1c0d8ee39c8b3b223c73c7270e2a1ec1613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11014,12257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7559acbf47b9da5653ab7c426cdf374e7f58b399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[0,7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12257,13500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e33be9f17cbb5951034690654fc413bb5eaaf356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(13,19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[1070,2313]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9147134a7208451e8a3e79a0ffb6e240e20a6eae</text:p>
          </table:table-cell>
          <table:table-cell table:style-name="ce2" office:value-type="string" calcext:value-type="string">
            <text:p>RH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8528,9771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3,59]</text:p>
          </table:table-cell>
        </table:table-row>
        <table:table-row table:style-name="ro1">
          <table:table-cell table:style-name="ce2" office:value-type="string" calcext:value-type="string">
            <text:p>5036648ed1271a318b78f5088b53a937241c567a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8528,9771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79342ec91e2b210506e679706fff19774dd30089</text:p>
          </table:table-cell>
          <table:table-cell table:style-name="ce2" office:value-type="string" calcext:value-type="string">
            <text:p>Compta Finances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8528,9771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[32,45]</text:p>
          </table:table-cell>
        </table:table-row>
        <table:table-row table:style-name="ro1">
          <table:table-cell table:style-name="ce2" office:value-type="string" calcext:value-type="string">
            <text:p>0ff8ad9087aaa0c3ec1c2bb58077940f7ec787e8</text:p>
          </table:table-cell>
          <table:table-cell table:style-name="ce2" office:value-type="string" calcext:value-type="string">
            <text:p>RH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9771,11014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45,53]</text:p>
          </table:table-cell>
        </table:table-row>
        <table:table-row table:style-name="ro1">
          <table:table-cell table:style-name="ce2" office:value-type="string" calcext:value-type="string">
            <text:p>e2ef1bb3a8c958e54e1fd80839985015972aeefe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(7,13]</text:p>
          </table:table-cell>
          <table:table-cell table:style-name="ce2" office:value-type="string" calcext:value-type="string">
            <text:p>CDI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6042,7285]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59,68]</text:p>
          </table:table-cell>
        </table:table-row>
        <table:table-row table:style-name="ro1">
          <table:table-cell table:style-name="ce3" office:value-type="string" calcext:value-type="string">
            <text:p>866c3be41b87df43d1293c29dde920170f8d9c68</text:p>
          </table:table-cell>
          <table:table-cell table:style-name="ce3" office:value-type="string" calcext:value-type="string">
            <text:p>Marketing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(7,13]</text:p>
          </table:table-cell>
          <table:table-cell table:style-name="ce3" office:value-type="string" calcext:value-type="string">
            <text:p>CDI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(7285,8528]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(59,68]</text:p>
          </table:table-cell>
        </table:table-row>
        <table:table-row table:style-name="ro1" table:number-rows-repeated="1048318">
          <table:table-cell table:number-columns-repeated="12"/>
        </table:table-row>
        <table:table-row table:style-name="ro1">
          <table:table-cell table:style-name="ce5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14T19:46:48.088000000</dc:date>
    <meta:editing-duration>PT6M22S</meta:editing-duration>
    <meta:editing-cycles>1</meta:editing-cycles>
    <meta:document-statistic meta:table-count="1" meta:cell-count="3084" meta:object-count="0"/>
    <meta:generator>LibreOffice/7.4.3.2$Windows_X86_64 LibreOffice_project/1048a8393ae2eeec98dff31b5c133c5f1d08b890</meta:generator>
  </office:meta>
</office:document-meta>
</file>